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5">
      <style:paragraph-properties fo:margin-top="0cm" fo:margin-bottom="0cm" style:contextual-spacing="false" fo:line-height="200%"/>
    </style:style>
    <style:style style:name="P2" style:family="paragraph" style:parent-style-name="Text_20_body">
      <style:paragraph-properties fo:margin-top="0cm" fo:margin-bottom="0cm" style:contextual-spacing="false" fo:line-height="200%"/>
    </style:style>
    <style:style style:name="P3" style:family="paragraph" style:parent-style-name="Text_20_body">
      <style:paragraph-properties fo:margin-left="0cm" fo:margin-right="0cm" fo:margin-top="0cm" fo:margin-bottom="0cm" style:contextual-spacing="false" fo:line-height="200%" fo:text-indent="0cm" style:auto-text-indent="false"/>
    </style:style>
    <style:style style:name="P4" style:family="paragraph" style:parent-style-name="Text_20_body">
      <style:text-properties officeooo:rsid="000b566b" officeooo:paragraph-rsid="000b566b"/>
    </style:style>
    <style:style style:name="P5" style:family="paragraph" style:parent-style-name="Standard">
      <style:paragraph-properties fo:margin-top="0cm" fo:margin-bottom="0cm" style:contextual-spacing="false" fo:line-height="200%"/>
      <style:text-properties officeooo:rsid="000da05a" officeooo:paragraph-rsid="000da05a"/>
    </style:style>
    <style:style style:name="P6" style:family="paragraph" style:parent-style-name="Text_20_body">
      <style:text-properties officeooo:paragraph-rsid="000c0074"/>
    </style:style>
    <style:style style:name="P7" style:family="paragraph" style:parent-style-name="Heading_20_1">
      <style:paragraph-properties fo:break-before="page"/>
      <style:text-properties fo:font-size="14pt" style:font-size-asian="14pt" style:font-size-complex="14pt"/>
    </style:style>
    <style:style style:name="P8" style:family="paragraph" style:parent-style-name="Heading_20_2">
      <style:text-properties fo:font-size="12pt" style:font-size-asian="12pt" style:font-size-complex="12pt"/>
    </style:style>
    <style:style style:name="P9" style:family="paragraph" style:parent-style-name="Heading_20_2">
      <style:text-properties officeooo:rsid="000b566b" officeooo:paragraph-rsid="000b566b"/>
    </style:style>
    <style:style style:name="P10" style:family="paragraph" style:parent-style-name="Text_20_body" style:list-style-name="L1">
      <style:paragraph-properties fo:margin-top="0cm" fo:margin-bottom="0cm" style:contextual-spacing="false" fo:line-height="200%"/>
    </style:style>
    <style:style style:name="P11" style:family="paragraph" style:parent-style-name="Text_20_body">
      <style:text-properties fo:font-size="12pt" officeooo:rsid="000c0074" officeooo:paragraph-rsid="000c0074" style:font-size-asian="12pt" style:font-size-complex="12pt"/>
    </style:style>
    <style:style style:name="P12" style:family="paragraph" style:parent-style-name="Text_20_body">
      <style:text-properties fo:font-size="12pt" officeooo:rsid="000c0074" officeooo:paragraph-rsid="000b566b" style:font-size-asian="12pt" style:font-size-complex="12pt"/>
    </style:style>
    <style:style style:name="P13" style:family="paragraph" style:parent-style-name="Text_20_body">
      <style:text-properties officeooo:rsid="000c0074" officeooo:paragraph-rsid="000c0074"/>
    </style:style>
    <style:style style:name="T1" style:family="text">
      <style:text-properties officeooo:rsid="000b566b"/>
    </style:style>
    <style:style style:name="T2" style:family="text">
      <style:text-properties fo:font-size="12pt" style:font-size-asian="12pt" style:font-size-complex="12pt"/>
    </style:style>
    <style:style style:name="T3" style:family="text">
      <style:text-properties fo:font-size="12pt" officeooo:rsid="000c0074" style:font-size-asian="12pt" style:font-size-complex="12pt"/>
    </style:style>
    <style:style style:name="T4" style:family="text">
      <style:text-properties officeooo:rsid="000c0074"/>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5">A comprehensive review of the relevant literature</text:h>
      <text:p text:style-name="P3">The comprehensive review of the literature must sufficiently demonstrate the student’s knowledge of and expertise in their research areas and should be broad enough to apply to each research question in the thesis. The review of the literature can additionally include various types of content, such as:</text:p>
      <text:list text:style-name="L1">
        <text:list-item>
          <text:p text:style-name="P10">A review providing a reader who is relatively less familiar with the research topic (e.g., an internal/external member of an oral defence committee with adjacent but not direct expertise) an introduction to the general domain. </text:p>
        </text:list-item>
        <text:list-item>
          <text:p text:style-name="P10">An explanation of the overall rationale for how and why the subsequent studies were conducted. For example, the literature underlying the research questions must be sufficiently discussed. </text:p>
        </text:list-item>
        <text:list-item>
          <text:p text:style-name="P10">A review of fundamental theories underlying the subsequently presented work, or to explain why certain approaches were not taken in the study(ies) presented. </text:p>
        </text:list-item>
      </text:list>
      <text:p text:style-name="P2">The literature review must be in line with disciplinary expectations. The review can be incorporated in the Introduction chapter, addressed in a standalone chapter, or distributed across multiple chapters.</text:p>
      <text:p text:style-name="P5">(~10 pages)</text:p>
      <text:h text:style-name="P7" text:outline-level="1">Introduction</text:h>
      <text:h text:style-name="P8" text:outline-level="2">The ecological niche</text:h>
      <text:p text:style-name="P11"><text:tab/>What is the niche</text:p>
      <text:p text:style-name="P11"><text:tab/>Why do we care?</text:p>
      <text:p text:style-name="P11"><text:tab/>Eltonian and Grinnellian dimensions</text:p>
      <text:p text:style-name="P11"><text:tab/>Integration of these dimensions</text:p>
      <text:h text:style-name="Heading_20_2" text:outline-level="2">Biogeography</text:h>
      <text:p text:style-name="P11"><text:tab/>From niche to biogeography</text:p>
      <text:p text:style-name="P11"><text:tab/>Understanding spatial patterns</text:p>
      <text:p text:style-name="P11"><text:tab/>Ecogeographical rules</text:p>
      <text:p text:style-name="P11"><text:tab/>Biogeography of food webs</text:p>
      <text:h text:style-name="Heading_20_2" text:outline-level="2">Relations between species traits and niche </text:h>
      <text:p text:style-name="P4"><text:span text:style-name="T2"><text:tab/></text:span><text:span text:style-name="T3">Trait ecology</text:span></text:p>
      <text:p text:style-name="P12"><text:tab/>Relation to niche</text:p>
      <text:p text:style-name="P12"><text:tab/>Examples</text:p>
      <text:h text:style-name="Heading_20_2" text:outline-level="2">Trait-based <text:span text:style-name="T1">modelling</text:span></text:h>
      <text:p text:style-name="P6"><text:tab/><text:span text:style-name="T4">Advantage of traits</text:span></text:p>
      <text:p text:style-name="P13"><text:tab/>Traits used to predict Grinnellian niche</text:p>
      <text:p text:style-name="Text_20_body"><text:tab/><text:span text:style-name="T4">Traits used to predict Eltonian niche</text:span></text:p>
      <text:p text:style-name="Text_20_body"><text:tab/><text:span text:style-name="T4">Assumptions </text:span></text:p>
      <text:h text:style-name="P9" text:outline-level="2">Trophic interactions and food webs</text:h>
      <text:p text:style-name="Text_20_body"><text:tab/><text:span text:style-name="T4">What are trophic interactions, why we care</text:span></text:p>
      <text:p text:style-name="Text_20_body"><text:tab/><text:span text:style-name="T4">From trophic interactions to food webs</text:span></text:p>
      <text:p text:style-name="Text_20_body"><text:tab/><text:span text:style-name="T4">Food webs emerging properties</text:span></text:p>
      <text:p text:style-name="Text_20_body"><text:tab/><text:span text:style-name="T4">Constraints on interactions</text:span></text:p>
      <text:p text:style-name="Text_20_body"><text:tab/><text:span text:style-name="T4">Constraints on food webs</text:span></text:p>
      <text:h text:style-name="Heading_20_2" text:outline-level="2"><text:soft-page-break/>Within niche movement and migration in birds</text:h>
      <text:p text:style-name="Text_20_body"><text:tab/><text:span text:style-name="T4">Why bird migrate</text:span></text:p>
      <text:p text:style-name="P13"><text:tab/>Geographic movement and niche movement</text:p>
      <text:p text:style-name="Text_20_body"><text:tab/><text:span text:style-name="T4">Relations to traits</text:span></text:p>
      <text:p text:style-name="P6"><text:tab/><text:span text:style-name="T4">Bird and trait diversity consequences</text:span></text:p>
      <text:h text:style-name="Heading_20_2" text:outline-level="2">Litterature cited</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CA"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4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2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Dominique Caron</meta:initial-creator>
    <meta:creation-date>2024-02-05T13:44:20.805569642</meta:creation-date>
    <meta:generator>LibreOffice/7.6.4.1$Linux_X86_64 LibreOffice_project/60$Build-1</meta:generator>
    <dc:date>2024-02-08T09:59:17.357409903</dc:date>
    <dc:creator>Dominique Caron</dc:creator>
    <meta:editing-duration>PT37M16S</meta:editing-duration>
    <meta:editing-cycles>5</meta:editing-cycles>
    <meta:document-statistic meta:table-count="0" meta:image-count="0" meta:object-count="0" meta:page-count="3" meta:paragraph-count="39" meta:word-count="291" meta:character-count="1988" meta:non-whitespace-character-count="1710"/>
  </office:meta>
</office:document-meta>
</file>